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61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1007736" text:id="ct1210077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21007112" text:id="ct1210071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21007632" text:id="ct1210076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21008464" text:id="ct1210084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41105861554410100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121007736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121007112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121007632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>in so much as / that – to hate / knowledge</text:p>
            <text:p text:style-name="P18">and fear / jehovah / not / they chose</text:p>
          </table:table-cell>
        </table:table-row>
        <table:table-row>
          <table:table-cell table:style-name="表29.A2" office:value-type="string">
            <text:p text:style-name="P21">1:30</text:p>
            <text:p text:style-name="P21">לֹא-אָבוּ לַעֲצָתִי; <text:s text:c="3"/>נָאֲצוּ, כָּל-תּוֹכַחְתִּי.</text:p>
          </table:table-cell>
          <table:table-cell table:style-name="表29.B2" office:value-type="string">
            <text:p text:style-name="P18"/>
            <text:p text:style-name="P18"/>
            <text:p text:style-name="P18">not – they complied / to counsel + my</text:p>
            <text:p text:style-name="P18">they spurned / all – correction + my</text:p>
          </table:table-cell>
        </table:table-row>
        <table:table-row>
          <table:table-cell table:style-name="表29.A2" office:value-type="string">
            <text:p text:style-name="P21">1:31</text:p>
            <text:p text:style-name="P21">וְיֹאכְלוּ, מִפְּרִי</text:p>
            <text:p text:style-name="P21"><text:s/>דַרְכָּם; <text:s text:c="3"/>וּמִמֹּעֲצֹתֵיהֶם יִשְׂבָּעוּ.</text:p>
          </table:table-cell>
          <table:table-cell table:style-name="表29.B2" office:value-type="string">
            <text:p text:style-name="P18"/>
            <text:p text:style-name="P18"/>
            <text:p text:style-name="P18">and they shall eat / from fruit</text:p>
            <text:p text:style-name="P18"/>
            <text:p text:style-name="P18">way + them / and from counsels + them</text:p>
            <text:p text:style-name="P18">they shall be surfeited</text:p>
          </table:table-cell>
        </table:table-row>
        <table:table-row>
          <table:table-cell table:style-name="表29.A2" office:value-type="string">
            <text:p text:style-name="P21">1:32</text:p>
            <text:p text:style-name="P21">כִּי מְשׁוּבַת פְּתָיִם תַּהַרְגֵם; <text:s text:c="3"/>וְשַׁלְוַת <text:soft-page-break/>כְּסִילִים תְּאַבְּדֵם.</text:p>
          </table:table-cell>
          <table:table-cell table:style-name="表29.B2" office:value-type="string">
            <text:p text:style-name="P18"/>
            <text:p text:style-name="P18"/>
            <text:p text:style-name="P18">that / backsliding / ones – simple</text:p>
            <text:p text:style-name="P18"/>
            <text:p text:style-name="P18">sha shall kill + them / and ease</text:p>
            <text:p text:style-name="P18"/>
            <text:p text:style-name="P18"><text:soft-page-break/>ones – stupid / she shall destroy + them</text:p>
          </table:table-cell>
        </table:table-row>
        <table:table-row>
          <table:table-cell table:style-name="表29.A2" office:value-type="string">
            <text:p text:style-name="P21">1:33</text:p>
            <text:p text:style-name="P21">וְשֹׁמֵעַ לִי, יִשְׁכָּן-בֶּטַח; <text:s text:c="3"/>וְשַׁאֲנַן, מִפַּחַד </text:p>
            <text:p text:style-name="P21">רָעָה.</text:p>
          </table:table-cell>
          <table:table-cell table:style-name="表29.B2" office:value-type="string">
            <text:p text:style-name="P18"/>
            <text:p text:style-name="P18"/>
            <text:p text:style-name="P18">and one – listening / to + my / he shall tabernacle – trusting</text:p>
            <text:p text:style-name="P18">and he is tranquil / from alarm</text:p>
            <text:p text:style-name="P18"/>
            <text:p text:style-name="P18">evil</text:p>
          </table:table-cell>
        </table:table-row>
        <table:table-row>
          <table:table-cell table:style-name="表29.A2" office:value-type="string">
            <text:p text:style-name="P21">2:1</text:p>
            <text:p text:style-name="P21">בְּנִי, אִם-תִּקַּח אֲמָרָי; <text:s text:c="3"/>וּמִצְוֺתַי, תִּצְפֹּן אִתָּךְ.</text:p>
          </table:table-cell>
          <table:table-cell table:style-name="表29.B2" office:value-type="string">
            <text:p text:style-name="P18"/>
            <text:p text:style-name="P18"/>
            <text:p text:style-name="P18">son + my / if – taking / sayings + my</text:p>
            <text:p text:style-name="P18">and instruction + my / you are secluding / with + thee</text:p>
          </table:table-cell>
        </table:table-row>
        <table:table-row>
          <table:table-cell table:style-name="表29.A2" office:value-type="string">
            <text:p text:style-name="P32">/] 20200420_1004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1_0834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</text:p>
            <text:p text:style-name="P21">לְהַקְשִׁיב לַחָכְמָה אָזְנֶךָ; <text:s text:c="3"/>תַּטֶּה לִבְּךָ, לַתְּבוּנָה.</text:p>
          </table:table-cell>
          <table:table-cell table:style-name="表29.B2" office:value-type="string">
            <text:p text:style-name="P18"/>
            <text:p text:style-name="P18"/>
            <text:p text:style-name="P18">to. to attend / to wisdom </text:p>
            <text:p text:style-name="P18"/>
            <text:p text:style-name="P18">ear + thy / to stretch out / heart + thy</text:p>
            <text:p text:style-name="P18">to understanding</text:p>
          </table:table-cell>
        </table:table-row>
        <table:table-row>
          <table:table-cell table:style-name="表29.A2" office:value-type="string">
            <text:p text:style-name="P21">2:3</text:p>
            <text:p text:style-name="P21">כִּי אִם לַבִּינָה תִקְרָא; <text:s text:c="3"/>לַתְּבוּנָה, תִּתֵּן קוֹלֶךָ.</text:p>
          </table:table-cell>
          <table:table-cell table:style-name="表29.B2" office:value-type="string">
            <text:p text:style-name="P18"/>
            <text:p text:style-name="P18"/>
            <text:p text:style-name="P18">that / if / for understanding / to call</text:p>
            <text:p text:style-name="P18">to understanding / to give / voice + thy</text:p>
          </table:table-cell>
        </table:table-row>
        <table:table-row>
          <table:table-cell table:style-name="表29.A2" office:value-type="string">
            <text:p text:style-name="P21">2:4</text:p>
            <text:p text:style-name="P21">אִם-תְּבַקְשֶׁנָּה כַכָּסֶף; <text:s text:c="3"/>וְכַמַּטְמוֹנִים תַּחְפְּשֶׂנָּה.</text:p>
          </table:table-cell>
          <table:table-cell table:style-name="表29.B2" office:value-type="string">
            <text:p text:style-name="P18"/>
            <text:p text:style-name="P18"/>
            <text:p text:style-name="P18">if – to seek + her / as silver</text:p>
            <text:p text:style-name="P18"/>
            <text:p text:style-name="P18">and as buried treasures / to <text:soft-page-break/>search + her</text:p>
          </table:table-cell>
        </table:table-row>
        <table:table-row>
          <table:table-cell table:style-name="表29.A2" office:value-type="string">
            <text:p text:style-name="P21">2:5</text:p>
            <text:p text:style-name="P21">אָז--תָּבִין, יִרְאַת יְהוָה; <text:s text:c="3"/>וְדַעַת אֱלֹהִים תִּמְצָא.</text:p>
          </table:table-cell>
          <table:table-cell table:style-name="表29.B2" office:value-type="string">
            <text:p text:style-name="P18"/>
            <text:p text:style-name="P18"/>
            <text:p text:style-name="P18">then – to understand / fear / jehovah</text:p>
            <text:p text:style-name="P18">and knowledge / gods / to find</text:p>
          </table:table-cell>
        </table:table-row>
        <table:table-row>
          <table:table-cell table:style-name="表29.A2" office:value-type="string">
            <text:p text:style-name="P21">2:6</text:p>
            <text:p text:style-name="P21">כִּי-יְהוָה, יִתֵּן חָכְמָה; <text:s text:c="3"/>מִפִּיו, דַּעַת </text:p>
            <text:p text:style-name="P21">וּתְבוּנָה.</text:p>
          </table:table-cell>
          <table:table-cell table:style-name="表29.B2" office:value-type="string">
            <text:p text:style-name="P18"/>
            <text:p text:style-name="P18"/>
            <text:p text:style-name="P18">that – jehovah / to give / wisdom</text:p>
            <text:p text:style-name="P18"/>
            <text:p text:style-name="P18">from mouth + his / knowledge</text:p>
            <text:p text:style-name="P18"/>
            <text:p text:style-name="P18">and understanding</text:p>
          </table:table-cell>
        </table:table-row>
        <table:table-row>
          <table:table-cell table:style-name="表29.A2" office:value-type="string">
            <text:p text:style-name="P21">2:7</text:p>
            <text:p text:style-name="P21">וצפן (יִצְפֹּן) לַיְשָׁרִים, תּוּשִׁיָּה; <text:s text:c="3"/>מָגֵן, לְהֹלְכֵי תֹם.</text:p>
          </table:table-cell>
          <table:table-cell table:style-name="表29.B2" office:value-type="string">
            <text:p text:style-name="P18"/>
            <text:p text:style-name="P18"/>
            <text:p text:style-name="P18">and to seclude / (to hide) / for upright – ones</text:p>
            <text:p text:style-name="P18">support / shield / for ones – going</text:p>
            <text:p text:style-name="P18">integrity</text:p>
          </table:table-cell>
        </table:table-row>
        <table:table-row>
          <table:table-cell table:style-name="表29.A2" office:value-type="string">
            <text:p text:style-name="P32">/] 20200421_0853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2_074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8</text:p>
            <text:p text:style-name="P21">לִנְצֹר, אָרְחוֹת מִשְׁפָּט; <text:s text:c="3"/>וְדֶרֶךְ חֲסִידָו יִשְׁמֹר.</text:p>
          </table:table-cell>
          <table:table-cell table:style-name="表29.B2" office:value-type="string">
            <text:p text:style-name="P18"/>
            <text:p text:style-name="P18"/>
            <text:p text:style-name="P18">to. to preserve / paths / judgement</text:p>
            <text:p text:style-name="P18">and way / kindly one + his / he shall guard</text:p>
          </table:table-cell>
        </table:table-row>
        <table:table-row>
          <table:table-cell table:style-name="表29.A2" office:value-type="string">
            <text:p text:style-name="P21">2:9</text:p>
            <text:p text:style-name="P21">אָז--תָּבִין, צֶדֶק וּמִשְׁפָּט; <text:s text:c="3"/>וּמֵישָׁרִים, כָּל-מַעְגַּל-טוֹב.</text:p>
          </table:table-cell>
          <table:table-cell table:style-name="表29.B2" office:value-type="string">
            <text:p text:style-name="P18"/>
            <text:p text:style-name="P18"/>
            <text:p text:style-name="P18">then – you shall understand / righteousness</text:p>
            <text:p text:style-name="P18">and judgement / and equities</text:p>
            <text:p text:style-name="P18"/>
            <text:p text:style-name="P18">all – round – good</text:p>
          </table:table-cell>
        </table:table-row>
        <text:soft-page-break/>
        <table:table-row>
          <table:table-cell table:style-name="表29.A2" office:value-type="string">
            <text:p text:style-name="P21">2:10</text:p>
            <text:p text:style-name="P21">כִּי-תָבוֹא חָכְמָה </text:p>
            <text:p text:style-name="P21">בְלִבֶּךָ; <text:s text:c="3"/>וְדַעַת, לְנַפְשְׁךָ יִנְעָם.</text:p>
          </table:table-cell>
          <table:table-cell table:style-name="表29.B2" office:value-type="string">
            <text:p text:style-name="P18"/>
            <text:p text:style-name="P18"/>
            <text:p text:style-name="P18">that – she shall come / wisdom</text:p>
            <text:p text:style-name="P18"/>
            <text:p text:style-name="P18">in heart + thy / and knowledge</text:p>
            <text:p text:style-name="P18"/>
            <text:p text:style-name="P18">to sould + thy / he shall be pleasant</text:p>
          </table:table-cell>
        </table:table-row>
        <table:table-row>
          <table:table-cell table:style-name="表29.A2" office:value-type="string">
            <text:p text:style-name="P21">2:11</text:p>
            <text:p text:style-name="P21"><text:s/>מְזִמָּה, תִּשְׁמֹר עָלֶיךָ; <text:s text:c="3"/>תְּבוּנָה תִנְצְרֶכָּה.</text:p>
          </table:table-cell>
          <table:table-cell table:style-name="表29.B2" office:value-type="string">
            <text:p text:style-name="P18"/>
            <text:p text:style-name="P18"/>
            <text:p text:style-name="P18">scheme / she shall guard / over + thy</text:p>
            <text:p text:style-name="P18">understanding / she shall preserve + thee</text:p>
          </table:table-cell>
        </table:table-row>
        <table:table-row>
          <table:table-cell table:style-name="表29.A2" office:value-type="string">
            <text:p text:style-name="P21">2:12</text:p>
            <text:p text:style-name="P21">לְהַצִּילְךָ, מִדֶּרֶךְ רָע; <text:s text:c="3"/>מֵאִישׁ, מְדַבֵּר תַּהְפֻּכוֹת.</text:p>
          </table:table-cell>
          <table:table-cell table:style-name="表29.B2" office:value-type="string">
            <text:p text:style-name="P18"/>
            <text:p text:style-name="P18"/>
            <text:p text:style-name="P18">to. to rescue + thee / from way / evil</text:p>
            <text:p text:style-name="P18">from man / speaking</text:p>
            <text:p text:style-name="P18"/>
            <text:p text:style-name="P18">waywardness</text:p>
          </table:table-cell>
        </table:table-row>
        <table:table-row>
          <table:table-cell table:style-name="表29.A2" office:value-type="string">
            <text:p text:style-name="P32">/] 20200422_08371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3_08103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3</text:p>
            <text:p text:style-name="P21">הַעֹזְבִים, אָרְחוֹת יֹשֶׁר-- <text:s text:c="3"/>לָלֶכֶת, בְּדַרְכֵי-חֹשֶׁךְ.</text:p>
          </table:table-cell>
          <table:table-cell table:style-name="表29.B2" office:value-type="string">
            <text:p text:style-name="P18"/>
            <text:p text:style-name="P18"/>
            <text:p text:style-name="P18">the ones – forsaking / paths / upright</text:p>
            <text:p text:style-name="P18">to. to go / in ways - darkness</text:p>
          </table:table-cell>
        </table:table-row>
        <table:table-row>
          <table:table-cell table:style-name="表29.A2" office:value-type="string">
            <text:p text:style-name="P21">2:14</text:p>
            <text:p text:style-name="P21">הַשְּׂמֵחִים, לַעֲשׂוֹת רָע; <text:s text:c="3"/>יָגִילוּ, בְּתַהְפֻּכוֹת רָע.</text:p>
          </table:table-cell>
          <table:table-cell table:style-name="表29.B2" office:value-type="string">
            <text:p text:style-name="P18"/>
            <text:p text:style-name="P18"/>
            <text:p text:style-name="P18">the rejoicing ones / to. to do / evil</text:p>
            <text:p text:style-name="P18"/>
            <text:p text:style-name="P18">they are exulting / in waywardness</text:p>
          </table:table-cell>
        </table:table-row>
        <text:soft-page-break/>
        <table:table-row>
          <table:table-cell table:style-name="表29.A2" office:value-type="string">
            <text:p text:style-name="P21">2:15</text:p>
            <text:p text:style-name="P21">אֲשֶׁר אָרְחֹתֵיהֶם עִקְּשִׁים; <text:s text:c="3"/>וּנְלוֹזִים, בְּמַעְגְּלוֹתָם.</text:p>
          </table:table-cell>
          <table:table-cell table:style-name="表29.B2" office:value-type="string">
            <text:p text:style-name="P18"/>
            <text:p text:style-name="P18"/>
            <text:p text:style-name="P18">who / paths + them</text:p>
            <text:p text:style-name="P18"/>
            <text:p text:style-name="P18">perverse ones / and ones – being devious</text:p>
            <text:p text:style-name="P18">in rounds + them</text:p>
          </table:table-cell>
        </table:table-row>
        <table:table-row>
          <table:table-cell table:style-name="表29.A2" office:value-type="string">
            <text:p text:style-name="P21">2:16</text:p>
            <text:p text:style-name="P21">לְהַצִּילְךָ, מֵאִשָּׁה</text:p>
            <text:p text:style-name="P21"><text:s/>זָרָה; <text:s text:c="3"/>מִנָּכְרִיָּה, אֲמָרֶיהָ הֶחֱלִיקָה.</text:p>
          </table:table-cell>
          <table:table-cell table:style-name="表29.B2" office:value-type="string">
            <text:p text:style-name="P18"/>
            <text:p text:style-name="P18"/>
            <text:p text:style-name="P18">to. to rescue + thee / from woman</text:p>
            <text:p text:style-name="P18">alien – one / from foreign woman</text:p>
            <text:p text:style-name="P18"/>
            <text:p text:style-name="P18">sayings + her / she makes slick</text:p>
          </table:table-cell>
        </table:table-row>
        <table:table-row>
          <table:table-cell table:style-name="表29.A2" office:value-type="string">
            <text:p text:style-name="P21">2:17</text:p>
            <text:p text:style-name="P21">הַעֹזֶבֶת, אַלּוּף נְעוּרֶיהָ; <text:s text:c="3"/>וְאֶת-בְּרִית אֱלֹהֶיהָ שָׁכֵחָה.</text:p>
          </table:table-cell>
          <table:table-cell table:style-name="表29.B2" office:value-type="string">
            <text:p text:style-name="P18"/>
            <text:p text:style-name="P18"/>
            <text:p text:style-name="P18">the one – forsaking / mentor / youths + her</text:p>
            <text:p text:style-name="P18">and self – covenant / god + her</text:p>
            <text:p text:style-name="P18"/>
            <text:p text:style-name="P18">she forgets</text:p>
          </table:table-cell>
        </table:table-row>
        <table:table-row>
          <table:table-cell table:style-name="表29.A2" office:value-type="string">
            <text:p text:style-name="P21">2:18</text:p>
            <text:p text:style-name="P21">כִּי שָׁחָה אֶל-מָוֶת בֵּיתָהּ; <text:s text:c="3"/>וְאֶל-רְפָאִים, מַעְגְּלֹתֶיהָ.</text:p>
          </table:table-cell>
          <table:table-cell table:style-name="表29.B2" office:value-type="string">
            <text:p text:style-name="P18"/>
            <text:p text:style-name="P18"/>
            <text:p text:style-name="P18">that / she is prostrated / to – death</text:p>
            <text:p text:style-name="P18">house + her / and to – healers</text:p>
            <text:p text:style-name="P18"/>
            <text:p text:style-name="P18">rounds + her</text:p>
          </table:table-cell>
        </table:table-row>
        <table:table-row>
          <table:table-cell table:style-name="表29.A2" office:value-type="string">
            <text:p text:style-name="P32">/] 20200423_0831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9</text:p>
            <text:p text:style-name="P21">כָּל-בָּאֶיהָ, לֹא יְשׁוּבוּן; <text:s text:c="3"/>וְלֹא-יַשִּׂיגוּ, אָרְחוֹת <text:soft-page-break/>חַיִּים.</text:p>
          </table:table-cell>
          <table:table-cell table:style-name="表29.B2" office:value-type="string">
            <text:p text:style-name="P18"/>
            <text:p text:style-name="P18"/>
            <text:p text:style-name="P18">all – entering ones + her / not / they shall return</text:p>
            <text:p text:style-name="P18">and not – they shall overtake / paths</text:p>
            <text:p text:style-name="P18"><text:soft-page-break/>lives</text:p>
          </table:table-cell>
        </table:table-row>
        <table:table-row>
          <table:table-cell table:style-name="表29.A2" office:value-type="string">
            <text:p text:style-name="P21">2:20</text:p>
            <text:p text:style-name="P21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8"/>
            <text:p text:style-name="P18"/>
            <text:p text:style-name="P18">so that – to go / in way </text:p>
            <text:p text:style-name="P18"/>
            <text:p text:style-name="P18">good men / and paths</text:p>
            <text:p text:style-name="P18"/>
            <text:p text:style-name="P18">righteous ones / to keep</text:p>
          </table:table-cell>
        </table:table-row>
        <table:table-row>
          <table:table-cell table:style-name="表29.A2" office:value-type="string">
            <text:p text:style-name="P21">2:21</text:p>
            <text:p text:style-name="P21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8"/>
            <text:p text:style-name="P18"/>
            <text:p text:style-name="P18">that – upright ones / to tabernacle – earth</text:p>
            <text:p text:style-name="P18">and flawless ones / to be left / in her</text:p>
          </table:table-cell>
        </table:table-row>
        <table:table-row>
          <table:table-cell table:style-name="表29.A2" office:value-type="string">
            <text:p text:style-name="P21">2:22</text:p>
            <text:p text:style-name="P21">וּרְשָׁעִים, מֵאֶרֶץ יִכָּרֵתוּ; <text:s text:c="3"/>וּבוֹגְדִים,</text:p>
            <text:p text:style-name="P21"><text:s/>יִסְּחוּ מִמֶּנָּה.</text:p>
          </table:table-cell>
          <table:table-cell table:style-name="表29.B2" office:value-type="string">
            <text:p text:style-name="P18"/>
            <text:p text:style-name="P18"/>
            <text:p text:style-name="P18">and wicked ones / from earth / to be cut off</text:p>
            <text:p text:style-name="P18">and ones being treacherous</text:p>
            <text:p text:style-name="P18"/>
            <text:p text:style-name="P18">to be swept away / from + her</text:p>
          </table:table-cell>
        </table:table-row>
        <table:table-row>
          <table:table-cell table:style-name="表29.A2" office:value-type="string">
            <text:p text:style-name="P21">3:1</text:p>
            <text:p text:style-name="P21">בְּנִי, תּוֹרָתִי אַל-תִּשְׁכָּח; <text:s text:c="3"/>וּמִצְוֺתַי, יִצֹּר לִבֶּךָ.</text:p>
          </table:table-cell>
          <table:table-cell table:style-name="表29.B2" office:value-type="string">
            <text:p text:style-name="P18"/>
            <text:p text:style-name="P18"/>
            <text:p text:style-name="P18">son + my / law + my / must not – to be forgetting</text:p>
            <text:p text:style-name="P18">and instructions + my / to preserve / heart + thy</text:p>
          </table:table-cell>
        </table:table-row>
        <table:table-row>
          <table:table-cell table:style-name="表29.A2" office:value-type="string">
            <text:p text:style-name="P32">/] 20200425_112124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3:2</text:p>
            <text:p text:style-name="P21">כִּי אֹרֶךְ יָמִים, וּשְׁנוֹת חַיִּים-- <text:s text:c="3"/>וְשָׁלוֹם, <text:soft-page-break/>יוֹסִיפוּ לָךְ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3:3</text:p>
            <text:p text:style-name="P21">חֶסֶד וֶאֱמֶת, <text:s text:c="3"/>אַל-יַעַזְבֻךָ:</text:p>
            <text:p text:style-name="P21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3:4</text:p>
            <text:p text:style-name="P21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3:5</text:p>
            <text:p text:style-name="P21">בְּטַח אֶל-יְהוָה, בְּכָל-לִבֶּךָ; <text:s text:c="3"/>וְאֶל-בִּינָתְךָ, אַל-תִּשָּׁעֵן.</text:p>
          </table:table-cell>
          <table:table-cell table:style-name="表29.B2" office:value-type="string">
            <text:p text:style-name="P18"/>
          </table:table-cell>
        </table:table-row>
        <table:table-row table:style-name="表29.161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<text:soft-page-break/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121008464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><text:soft-page-break/></text:p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<text:soft-page-break/>/------------------------------------------------------------ /TEMPLATE</text:p>
      <text:p text:style-name="P25"/>
      <text:p text:style-name="P9">--------------------------------------- [STEPS : closing] 20191009_161940</text:p>
      <text:list xml:id="list1496923703757305855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5T11:21:31.21</dc:date>
    <dc:creator>iwabuchi ken</dc:creator>
    <meta:editing-duration>P5DT6H34M16S</meta:editing-duration>
    <meta:editing-cycles>311</meta:editing-cycles>
    <meta:generator>OpenOffice/4.1.3$Win32 OpenOffice.org_project/413m1$Build-9783</meta:generator>
    <meta:document-statistic meta:table-count="35" meta:image-count="0" meta:object-count="0" meta:page-count="65" meta:paragraph-count="1666" meta:word-count="8398" meta:character-count="42942"/>
  </office:meta>
</office:document-meta>
</file>